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20d2c"/>
    </style:style>
    <style:style style:name="P2" style:family="paragraph" style:parent-style-name="Text_20_body" style:list-style-name="L1">
      <style:text-properties officeooo:paragraph-rsid="00020d2c"/>
    </style:style>
    <style:style style:name="T1" style:family="text">
      <style:text-properties officeooo:rsid="00020d2c"/>
    </style:style>
    <style:style style:name="T2" style:family="text">
      <style:text-properties fo:font-weight="bold" officeooo:rsid="00020d2c"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fo:font-weight="normal" officeooo:rsid="00020d2c" style:font-style-asian="italic" style:font-weight-asian="normal" style:font-style-complex="italic" style:font-weight-complex="normal"/>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Scenario</text:h>
      <text:p text:style-name="Text_20_body"><text:span text:style-name="Emphasis">The small Software Development Company (SDC) has found a possible market niche for giving out a simple to deploy web-server. SDC aims to redistribute this server on a wide range of Internet Of Things (IOT) to present information from sensors etc. SDC wants an easy to deploy java-web-server that can be deployed on many different devices and therefore that can attract attention of a wide range of IOT developers. IOT-developers want minimal configuration as well as easy integration and adaptation of the web-server. End-customers want easy access and absolute security. The SDC management has found an open source abandonware software called “My web server”. It is your job as SDC employee(s) to evaluate the current state of “My web server”. SDC needs to know if the abandoned software fulfills the requirements as stated in the requirement document. Your budget is one man-week times the number of students. SDC management want a strategy, plan, test-cases as well as a test-report by the 23 December.</text:span></text:p>
      <text:p text:style-name="Text_20_body"><text:span text:style-name="Emphasis"/></text:p>
      <text:p text:style-name="P1"><text:span text:style-name="Emphasis"><text:span text:style-name="T2">Goals</text:span></text:span></text:p>
      <text:p text:style-name="P1"><text:span text:style-name="Emphasis"><text:span text:style-name="T5">1. SDC</text:span></text:span></text:p>
      <text:list xml:id="list1456807975979956041" text:style-name="L1">
        <text:list-item>
          <text:p text:style-name="P2"><text:span text:style-name="Emphasis"><text:span text:style-name="T5"><text:s/>- easy to deploy</text:span></text:span></text:p>
        </text:list-item>
        <text:list-item>
          <text:p text:style-name="P2"><text:span text:style-name="Emphasis"><text:span text:style-name="T5"><text:s/>- wide range: many deployable devices</text:span></text:span></text:p>
        </text:list-item>
      </text:list>
      <text:p text:style-name="P1"><text:span text:style-name="Emphasis"><text:span text:style-name="T5">2. Developer</text:span></text:span></text:p>
      <text:list xml:id="list115142315342943" text:continue-numbering="true" text:style-name="L1">
        <text:list-item>
          <text:p text:style-name="P2"><text:span text:style-name="Emphasis"><text:span text:style-name="T5"><text:s/>- minimal configuration</text:span></text:span></text:p>
        </text:list-item>
        <text:list-item>
          <text:p text:style-name="P2"><text:span text:style-name="Emphasis"><text:span text:style-name="T5"><text:s/>- easy integration: unambiguous API</text:span></text:span></text:p>
        </text:list-item>
      </text:list>
      <text:p text:style-name="P1"><text:span text:style-name="Emphasis"><text:span text:style-name="T5">3. Customer</text:span></text:span></text:p>
      <text:list xml:id="list115142975036723" text:continue-numbering="true" text:style-name="L1">
        <text:list-item>
          <text:p text:style-name="P2"><text:span text:style-name="Emphasis"><text:span text:style-name="T5"><text:s/>- easy access</text:span></text:span></text:p>
        </text:list-item>
        <text:list-item>
          <text:p text:style-name="P2"><text:span text:style-name="Emphasis"><text:span text:style-name="T5"><text:s/>- absolute security</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0T11:46:51.384871864</meta:creation-date>
    <dc:date>2016-12-10T11:51:41.069915466</dc:date>
    <meta:editing-duration>PT4M18S</meta:editing-duration>
    <meta:editing-cycles>2</meta:editing-cycles>
    <meta:generator>LibreOffice/5.0.6.2$Linux_X86_64 LibreOffice_project/00m0$Build-2</meta:generator>
    <meta:document-statistic meta:table-count="0" meta:image-count="0" meta:object-count="0" meta:page-count="1" meta:paragraph-count="12" meta:word-count="201" meta:character-count="1202" meta:non-whitespace-character-count="1013"/>
  </office:meta>
</office:document-meta>
</file>